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ackage<text:s/>mohit;</text:p>
      <text:p text:style-name="Standard"/>
      <text:p text:style-name="Standard">import java.io.IOException;</text:p>
      <text:p text:style-name="Standard">import java.util.*;</text:p>
      <text:p text:style-name="Standard">import org.apache.hadoop.fs.Path;</text:p>
      <text:p text:style-name="Standard">import org.apache.hadoop.io.*;</text:p>
      <text:p text:style-name="Standard">import org.apache.hadoop.mapred.*;</text:p>
      <text:p text:style-name="Standard"><text:tab/></text:p>
      <text:p text:style-name="Standard">public class stud<text:s/>{</text:p>
      <text:p text:style-name="Standard"/>
      <text:p text:style-name="Standard">//MAPPER CODE<text:tab/></text:p>
      <text:p text:style-name="Standard"><text:tab/><text:s text:c="3"/></text:p>
      <text:p text:style-name="Standard">public static class Map extends MapReduceBase implements Mapper&lt;LongWritable, Text, Text, IntWritable&gt; {</text:p>
      <text:p text:style-name="Standard"/>
      <text:p text:style-name="Standard">public void map(LongWritable key, Text value, OutputCollector&lt;Text, IntWritable&gt; output, Reporter reporter) throws IOException {</text:p>
      <text:p text:style-name="Standard"><text:tab/><text:tab/></text:p>
      <text:p text:style-name="Standard"><text:tab/>String myString= value.toString();</text:p>
      <text:p text:style-name="Standard"><text:tab/>String[] stuDetails= myString.split(",");</text:p>
      <text:p text:style-name="Standard"><text:tab/>if(Integer.parseInt(stuDetails[2])&gt;60)</text:p>
      <text:p text:style-name="Standard"><text:tab/>output.collect(new Text("Total number of students who have scored greater than 60 in subject 1"),new IntWritable( 1));</text:p>
      <text:p text:style-name="Standard"><text:tab/></text:p>
      <text:p text:style-name="Standard"><text:tab/>}</text:p>
      <text:p text:style-name="Standard">}</text:p>
      <text:p text:style-name="Standard"/>
      <text:p text:style-name="Standard">//REDUCER CODE<text:tab/></text:p>
      <text:p text:style-name="Standard">public static class Reduce extends MapReduceBase implements Reducer&lt;Text, IntWritable, Text, IntWritable&gt; {</text:p>
      <text:p text:style-name="Standard">public void reduce(Text key, Iterator&lt;IntWritable&gt; values, OutputCollector&lt;Text, IntWritable&gt; output, Reporter reporter) throws IOException {</text:p>
      <text:p text:style-name="Standard"><text:tab/>int<text:s/>totalStudents=0;</text:p>
      <text:p text:style-name="Standard"><text:tab/>while(values.hasNext()) {</text:p>
      <text:p text:style-name="Standard"><text:tab/><text:tab/>totalStudents += values.next().get();</text:p>
      <text:p text:style-name="Standard"><text:tab/>}</text:p>
      <text:p text:style-name="Standard"><text:tab/>output.collect(key, new IntWritable(totalStudents));</text:p>
      <text:p text:style-name="Standard"><text:tab/>}</text:p>
      <text:p text:style-name="Standard">}</text:p>
      <text:p text:style-name="Standard"><text:tab/></text:p>
      <text:p text:style-name="Standard">//DRIVER CODE</text:p>
      <text:p text:style-name="Standard">public static void main(String[] args) throws Exception {</text:p>
      <text:p text:style-name="Standard"><text:tab/>JobConf conf = new JobConf(studlevel.class);</text:p>
      <text:p text:style-name="Standard"><text:tab/>conf.setJobName("Total number of students who have scored more than 60 in subject 1");</text:p>
      <text:p text:style-name="Standard"><text:tab/>conf.setOutputKeyClass(Text.class);</text:p>
      <text:p text:style-name="Standard"><text:tab/>conf.setOutputValueClass(IntWritable.class);</text:p>
      <text:p text:style-name="Standard"><text:tab/>conf.setMapperClass(Map.class);</text:p>
      <text:p text:style-name="Standard"><text:tab/>conf.setCombinerClass(Reduce.class);</text:p>
      <text:p text:style-name="Standard"><text:tab/>conf.setReducerClass(Reduce.class);</text:p>
      <text:soft-page-break/>
      <text:p text:style-name="Standard"><text:tab/>conf.setInputFormat(TextInputFormat.class);</text:p>
      <text:p text:style-name="Standard"><text:tab/>conf.setOutputFormat(TextOutputFormat.class); // hadoop jar jarname classpath inputfolder outputfolder</text:p>
      <text:p text:style-name="Standard"><text:tab/>FileInputFormat.setInputPaths(conf, new Path(args[0]));</text:p>
      <text:p text:style-name="Standard"><text:tab/>FileOutputFormat.setOutputPath(conf, new Path(args[1]));</text:p>
      <text:p text:style-name="Standard"><text:tab/>JobClient.runJob(conf); <text:s text:c="2"/></text:p>
      <text:p text:style-name="Standard"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it bajaj</dc:creator>
    <meta:creation-date>2021-07-13T13:17:00Z</meta:creation-date>
    <dc:date>2021-07-15T17:36:00Z</dc:date>
    <meta:template xlink:href="Normal" xlink:type="simple"/>
    <meta:editing-cycles>2</meta:editing-cycles>
    <meta:editing-duration>PT0S</meta:editing-duration>
    <meta:document-statistic meta:page-count="2" meta:paragraph-count="3" meta:word-count="269" meta:character-count="1801" meta:row-count="12" meta:non-whitespace-character-count="1535"/>
  </office:meta>
</office:document-meta>
</file>